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FastJsonValu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Value.getJsonp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Value.MappingFastJson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Value.write( JSONSerializer serializer , Object fieldName , Type fieldType , int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pingFastJson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Value.setJsonpFunction(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